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Courier" svg:font-family="Courier"/>
    <style:font-face style:name="Times" svg:font-family="Times"/>
  </office:font-face-decls>
  <office:automatic-styles>
    <style:style style:name="P1" style:family="paragraph" style:parent-style-name="Standard">
      <style:paragraph-properties fo:margin-top="0.1667in" fo:margin-bottom="0.0833in" fo:text-align="center"/>
      <style:text-properties style:font-name="Times" fo:font-size="18.0pt"/>
    </style:style>
    <style:style style:name="P2" style:family="paragraph" style:parent-style-name="Standard">
      <style:paragraph-properties fo:margin-top="0.1667in" fo:margin-bottom="0.0833in"/>
      <style:text-properties style:font-name="Times" fo:font-size="12.0pt"/>
    </style:style>
    <style:style style:name="P3" style:family="paragraph" style:parent-style-name="Standard">
      <style:paragraph-properties fo:margin-bottom="0.0833in"/>
      <style:text-properties style:font-name="Times" fo:font-size="12.0pt"/>
    </style:style>
    <style:style style:name="P4" style:family="paragraph" style:parent-style-name="Standard">
      <style:paragraph-properties fo:margin-bottom="0.0833in" fo:margin-left="0.5000in" fo:text-indent="-0.5000in">
        <style:tab-stops>
          <style:tab-stop style:position="0.1528in"/>
          <style:tab-stop style:position="0.5000in"/>
        </style:tab-stops>
      </style:paragraph-properties>
      <style:text-properties style:font-name="Times" fo:font-size="12.0pt"/>
    </style:style>
    <style:style style:name="P5" style:family="paragraph" style:parent-style-name="Standard">
      <style:paragraph-properties fo:margin-bottom="0.0833in" fo:margin-left="1.0000in" fo:text-indent="-1.0000in">
        <style:tab-stops>
          <style:tab-stop style:position="0.6528in"/>
          <style:tab-stop style:position="1.0000in"/>
        </style:tab-stops>
      </style:paragraph-properties>
      <style:text-properties style:font-name="Times" fo:font-size="12.0pt"/>
    </style:style>
    <style:style style:name="P6" style:family="paragraph" style:parent-style-name="Standard">
      <style:paragraph-properties fo:margin-bottom="0.0833in"/>
      <style:text-properties style:font-name="Courier" fo:font-size="8.0pt"/>
    </style:style>
    <style:style style:name="P7" style:family="paragraph" style:parent-style-name="Standard">
      <style:paragraph-properties fo:margin-bottom="0.0833in" fo:margin-left="0.5104in"/>
      <style:text-properties style:font-name="Courier" fo:font-size="8.0pt"/>
    </style:style>
    <style:style style:name="P8" style:family="paragraph" style:parent-style-name="Standard">
      <style:text-properties style:font-name="Times" fo:font-size="12.0pt"/>
    </style:style>
    <style:style style:name="T1" style:family="text">
      <style:text-properties fo:font-weight="bold" fo:font-weight-asian="bold" fo:font-weight-complex="bold"/>
    </style:style>
    <style:style style:name="TableColumn1" style:family="table-column">
      <style:table-column-properties style:column-width="3.4625in" style:rel-column-width="32767*"/>
    </style:style>
    <text:list-style style:name="L1">
      <text:list-level-style-bullet text:level="1" text:bullet-char="•">
        <style:list-level-properties text:space-before="0.25in" text:min-label-width="0.25in"/>
      </text:list-level-style-bullet>
      <text:list-level-style-bullet text:level="2" text:bullet-char="◦">
        <style:list-level-properties text:space-before="0.50in" text:min-label-width="0.25in"/>
      </text:list-level-style-bullet>
    </text:list-style>
    <text:list-style style:name="L2">
      <text:list-level-style-bullet text:level="1" text:bullet-char="•">
        <style:list-level-properties text:space-before="0.25in" text:min-label-width="0.25in"/>
      </text:list-level-style-bullet>
    </text:list-style>
  </office:automatic-styles>
  <office:body>
    <office:text>
      <text:p text:style-name="P1"><text:span text:style-name="T1"><text:tab/>Coding Dojo </text:span></text:p>
      <text:p text:style-name="P2"><text:span text:style-name="T1">CD #1</text:span></text:p>
      <text:p text:style-name="P3">Introduction</text:p>
      <text:list text:style-name="L1">
        <text:list-item>
          <text:p text:style-name="P4">bien que le CD ne soit pas avant tout une formation sur les technologies, on va chercher à profiter aussi de la démarche pour aborder certains sujets et frameworks techniques. Pour cela, on va se mettre dans une logique de « saga », pour ne pas partir à 0 à chaque fois, et aborder des points de complexité, notamment (à discuter en fin de séance...) :</text:p>
          <text:list>
            <text:list-item>
              <text:p text:style-name="P5">REST</text:p>
            </text:list-item>
            <text:list-item>
              <text:p text:style-name="P5">performance/parallélisme</text:p>
            </text:list-item>
            <text:list-item>
              <text:p text:style-name="P5">interfaces publiques (et le refactoring induit...)</text:p>
            </text:list-item>
          </text:list>
        </text:list-item>
        <text:list-item>
          <text:p text:style-name="P4">Le sujet de la saga est un service de gestion de verrous dans une logique REST</text:p>
        </text:list-item>
      </text:list>
      <text:p text:style-name="P3">Outils fournis au départ :</text:p>
      <text:list text:style-name="L2">
        <text:list-item>
          <text:p text:style-name="P4">projet Maven avec code client-serveur RESTful hello-world</text:p>
        </text:list-item>
        <text:list-item>
          <text:p text:style-name="P4">fonction de « signature » <text:s/>et de « vérification de signature » fictive, à appliquer à une chaine de caractère (User Story &gt; 7)</text:p>
        </text:list-item>
      </text:list>
      <text:p text:style-name="P3">Note pour animateurs seulement :</text:p>
      <text:list text:style-name="L2">
        <text:list-item>
          <text:p text:style-name="P4">la fonction de « signature » est bidon, et volontairement TRES longue (mais on ne le dit pas...) ; elle n'est mise en œuvre qu'une fois qu'on a la structure de base. Mechanceté (on verra si qq'un s'en encquiert) : la fonction est volontairement non réentrante.</text:p>
        </text:list-item>
        <text:list-item>
          <text:p text:style-name="P4">les TU n'ont pas obligation d'être en REST... laissons l'équipe faire ce qu'elle veut (tests java vs tests REST) . On verra ce qu'il en ressortira lors de stories performance/parallélisme</text:p>
        </text:list-item>
      </text:list>
      <text:p text:style-name="P3">OK Story1 : sur requete PUT d'un verrou (/Locks/&lt;topic&gt;?owner=me), le service renvoie le détail d'un verrou, contenant un id unique.</text:p>
      <text:p text:style-name="P3"><text:tab/>Rappel : PUT est idempotent</text:p>
      <text:p text:style-name="P3">Story 2 : sur requete GET d'un verrou sur un sujet, le service renvoie le détail du verrou existant, ou 404 si pas de verrou créé sur le sujet.</text:p>
      <text:p text:style-name="P3">Story 3 : sur requete PUT d'un verrou sur un sujet existant, avec un owner différent de celui du verrou, le service rejette la demande</text:p>
      <text:p text:style-name="P3">Story 4 : Le verrou renvoyé par le service à la création contient une date de création et une date d'expiration.</text:p>
      <text:p text:style-name="P3">=&gt; Story 5 : Sur requete PUT ou GET d'un verrou existant, au delà de la date d'expiration du verrou, le comportement du serveur est le même que si la verrou n'avait jamais existé.</text:p>
      <text:p text:style-name="P3">Story 6 : Les représentations de verrous retournées sur requête PUT ou GET d'un topic contiennent un champ « signature » calculé par le serveur, permettant de vérifier l'authenticité du verrou gràce à une clé publique associée au service. <text:s/>Les données signées sont une représentation textuelle du topic, du propriétaire et de la date courante d'expiration, sous la forme : «TOPIC_ !_OWNER_ !_AAAAMMJJHHmmss.mse »</text:p>
      <text:p text:style-name="P3"><text:tab/>Nota : Cette signature est calculée et vérifiable par des fonctions publiques (fournies dans le <text:s/>CD.)</text:p>
      <text:p text:style-name="P3">Story 7 : Le service peut répondre de façon nominale à 8 requêtes PUT concernant des verrous de topics différents arrivant au service dans un intervalle d'1 seconde. Le temps de réponse pour chacune des requêtes traitées nominalement ne doit pas excéder 10 secondes.</text:p>
      <text:p text:style-name="P3">Story 8 : Si le service reçoit 1000 requêtes PUT dans un intervalle de 1 seconde, il doit répondre nominalement à 8 d'entre elles, et indiquer sa surcharge aux autres requêtes.</text:p>
      <text:p text:style-name="P3"/>
      <text:p text:style-name="P2"><text:span text:style-name="T1"/></text:p>
      <text:p text:style-name="P2"><text:span text:style-name="T1">Install environnement</text:span></text:p>
      <text:p text:style-name="P3"><text:a xlink:type="simple" xlink:href="http://www.eclipse.org/downloads/download.php?file=/technology/epp/downloads/release/kepler/SR1/eclipse-standard-kepler-SR1-linux-gtk-x86_64">http://www.eclipse.org/downloads/download.php?file=/technology/epp/downloads/release/kepler/SR1/eclipse-standard-kepler-SR1-linux-gtk-x86_64</text:a><text:a xlink:type="simple" xlink:href="http://www.eclipse.org/downloads/download.php?file=/technology/epp/downloads/release/kepler/SR1/eclipse-standard-kepler-SR1-linux-gtk-x86_64.tar.gz&amp;mirror_id=514"><text:tab/>.tar.gz&amp;mirror_id=514</text:a></text:p>
      <text:p text:style-name="P6">decompresser dossier dans ~/eclipse, puis créer un raccourci sur le desktop (Bureau/eclipse.desktop)</text:p>
      <text:p text:style-name="P7">[Desktop Entry] </text:p>
      <text:p text:style-name="P7">Version=4.3.0 </text:p>
      <text:p text:style-name="P7">Name=Eclipse </text:p>
      <text:p text:style-name="P7">Comment=IDE </text:p>
      <text:p text:style-name="P7">#Exec=/home/USERNAME/Dokument/eclipse/eclipse </text:p>
      <text:p text:style-name="P7">Exec=env UBUNTU_MENUPROXY=0 /home/cvf/eclipse/eclipse </text:p>
      <text:p text:style-name="P7">Icon=/home/cvf/eclipse/icon.xpm </text:p>
      <text:p text:style-name="P7">Terminal=false </text:p>
      <text:p text:style-name="P7">Type=Application </text:p>
      <text:p text:style-name="P7">Categories=Utility;Application </text:p>
      <text:p text:style-name="P6">puis clic-droit sur le raccourci =&gt; permissions =&gt; autoriser exécution</text:p>
      <text:p text:style-name="P6"/>
      <text:p text:style-name="P6"/>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19</meta:generator>
    <meta:initial-creator>cvfdev </meta:initial-creator>
  </office:meta>
</office:document-meta>
</file>